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Black" svg:font-family="'Segoe UI Black'" style:font-family-generic="swiss" style:font-pitch="variable"/>
  </office:font-face-decls>
  <office:automatic-styles>
    <style:style style:name="P1" style:family="paragraph" style:parent-style-name="Standard">
      <style:paragraph-properties fo:text-align="center" style:justify-single-word="false"/>
      <style:text-properties style:font-name="Segoe UI Black" fo:font-size="21pt" style:font-size-asian="21pt" style:font-size-complex="21pt"/>
    </style:style>
    <style:style style:name="P2" style:family="paragraph" style:parent-style-name="Standard">
      <style:text-properties style:font-name="Segoe UI Black" fo:font-size="13pt" officeooo:rsid="0003dc1c" officeooo:paragraph-rsid="0003dc1c" style:font-size-asian="13pt" style:font-size-complex="13pt"/>
    </style:style>
    <style:style style:name="P3" style:family="paragraph" style:parent-style-name="Standard">
      <style:paragraph-properties fo:text-align="center" style:justify-single-word="false"/>
      <style:text-properties style:font-name="Segoe UI Black" fo:font-size="13pt" officeooo:rsid="0003dc1c" officeooo:paragraph-rsid="0003dc1c" style:font-size-asian="13pt" style:font-size-complex="13pt"/>
    </style:style>
    <style:style style:name="P4" style:family="paragraph" style:parent-style-name="Standard">
      <style:paragraph-properties fo:text-align="center" style:justify-single-word="false"/>
      <style:text-properties style:font-name="Segoe UI Black" fo:font-size="13pt" style:font-size-asian="13pt" style:font-size-complex="13pt"/>
    </style:style>
    <style:style style:name="P5" style:family="paragraph" style:parent-style-name="Standard">
      <style:paragraph-properties fo:text-align="center" style:justify-single-word="false"/>
      <style:text-properties style:font-name="Segoe UI Black" fo:font-size="13pt" officeooo:rsid="0004702e" officeooo:paragraph-rsid="0004702e" style:font-size-asian="13pt" style:font-size-complex="13pt"/>
    </style:style>
    <style:style style:name="P6" style:family="paragraph" style:parent-style-name="Standard">
      <style:paragraph-properties fo:text-align="center" style:justify-single-word="false"/>
      <style:text-properties style:font-name="Segoe UI Black" fo:font-size="16pt" officeooo:rsid="0002c01a" officeooo:paragraph-rsid="0002c01a" style:font-size-asian="16pt" style:font-size-complex="16pt"/>
    </style:style>
    <style:style style:name="P7" style:family="paragraph" style:parent-style-name="Standard">
      <style:text-properties officeooo:rsid="0002c01a" officeooo:paragraph-rsid="0002c01a"/>
    </style:style>
    <style:style style:name="P8" style:family="paragraph" style:parent-style-name="Standard">
      <style:text-properties officeooo:rsid="0002c01a"/>
    </style:style>
    <style:style style:name="P9" style:family="paragraph" style:parent-style-name="Standard">
      <style:text-properties officeooo:paragraph-rsid="0002c01a"/>
    </style:style>
    <style:style style:name="P10" style:family="paragraph" style:parent-style-name="Standard">
      <style:text-properties fo:font-size="11pt" style:font-size-asian="11pt" style:font-size-complex="11pt"/>
    </style:style>
    <style:style style:name="P11" style:family="paragraph" style:parent-style-name="Standard">
      <style:text-properties fo:color="#666666" loext:opacity="100%" officeooo:rsid="0002c01a" officeooo:paragraph-rsid="0002c01a"/>
    </style:style>
    <style:style style:name="P12" style:family="paragraph" style:parent-style-name="Standard">
      <style:text-properties officeooo:rsid="0003dc1c" officeooo:paragraph-rsid="0003dc1c"/>
    </style:style>
    <style:style style:name="P13" style:family="paragraph" style:parent-style-name="Standard">
      <style:text-properties officeooo:paragraph-rsid="0003dc1c"/>
    </style:style>
    <style:style style:name="P14" style:family="paragraph" style:parent-style-name="Text_20_body">
      <style:text-properties officeooo:paragraph-rsid="0003dc1c"/>
    </style:style>
    <style:style style:name="P15" style:family="paragraph" style:parent-style-name="Standard">
      <style:paragraph-properties fo:text-align="center" style:justify-single-word="false"/>
      <style:text-properties officeooo:paragraph-rsid="0004702e"/>
    </style:style>
    <style:style style:name="P16" style:family="paragraph" style:parent-style-name="Standard">
      <style:text-properties officeooo:paragraph-rsid="0004702e"/>
    </style:style>
    <style:style style:name="P17" style:family="paragraph" style:parent-style-name="Standard">
      <style:paragraph-properties fo:text-align="center" style:justify-single-word="false"/>
      <style:text-properties officeooo:rsid="0004702e" officeooo:paragraph-rsid="0004702e"/>
    </style:style>
    <style:style style:name="P18" style:family="paragraph" style:parent-style-name="Standard">
      <style:text-properties officeooo:rsid="0004702e" officeooo:paragraph-rsid="0004702e"/>
    </style:style>
    <style:style style:name="P19" style:family="paragraph" style:parent-style-name="Standard">
      <style:paragraph-properties fo:text-align="start" style:justify-single-word="false"/>
      <style:text-properties officeooo:rsid="0004702e" officeooo:paragraph-rsid="0004702e" fo:background-color="#000000"/>
    </style:style>
    <style:style style:name="P20" style:family="paragraph" style:parent-style-name="Standard">
      <style:text-properties officeooo:rsid="0004702e" officeooo:paragraph-rsid="0004702e" fo:background-color="#000000"/>
    </style:style>
    <style:style style:name="P21" style:family="paragraph" style:parent-style-name="Standard">
      <style:text-properties fo:font-weight="bold" style:font-weight-asian="bold" style:font-weight-complex="bold"/>
    </style:style>
    <style:style style:name="P22" style:family="paragraph" style:parent-style-name="Standard">
      <style:paragraph-properties fo:text-align="center" style:justify-single-word="false"/>
      <style:text-properties officeooo:paragraph-rsid="0004702e"/>
    </style:style>
    <style:style style:name="P23" style:family="paragraph" style:parent-style-name="Standard">
      <style:text-properties officeooo:rsid="0004702e" officeooo:paragraph-rsid="00063b9c" fo:background-color="#000000"/>
    </style:style>
    <style:style style:name="P24" style:family="paragraph" style:parent-style-name="Standard">
      <style:text-properties officeooo:rsid="0004702e" officeooo:paragraph-rsid="0004702e" fo:background-color="#000000"/>
    </style:style>
    <style:style style:name="P25" style:family="paragraph" style:parent-style-name="Standard">
      <style:text-properties officeooo:rsid="00063b9c" officeooo:paragraph-rsid="00063b9c"/>
    </style:style>
    <style:style style:name="P26" style:family="paragraph" style:parent-style-name="Standard">
      <style:paragraph-properties fo:text-align="center" style:justify-single-word="false"/>
      <style:text-properties officeooo:rsid="0004702e" officeooo:paragraph-rsid="0004702e"/>
    </style:style>
    <style:style style:name="T1" style:family="text">
      <style:text-properties officeooo:rsid="0002c01a"/>
    </style:style>
    <style:style style:name="T2" style:family="text">
      <style:text-properties officeooo:rsid="0003dc1c"/>
    </style:style>
    <style:style style:name="T3" style:family="text">
      <style:text-properties style:font-name="Segoe UI Black" fo:font-size="13pt" style:font-size-asian="13pt" style:font-size-complex="13pt"/>
    </style:style>
    <style:style style:name="T4" style:family="text">
      <style:text-properties style:font-name="Segoe UI Black" fo:font-size="13pt" officeooo:rsid="0003dc1c" style:font-size-asian="13pt" style:font-size-complex="13pt"/>
    </style:style>
    <style:style style:name="T5" style:family="text">
      <style:text-properties style:font-name="Segoe UI Black" fo:font-size="13pt" officeooo:rsid="0004702e" style:font-size-asian="13pt" style:font-size-complex="13pt"/>
    </style:style>
    <style:style style:name="T6" style:family="text">
      <style:text-properties officeooo:rsid="0004702e"/>
    </style:style>
    <style:style style:name="T7" style:family="text">
      <style:text-properties fo:font-weight="bold" style:font-weight-asian="bold" style:font-weight-complex="bold"/>
    </style:style>
    <style:style style:name="T8" style:family="text">
      <style:text-properties fo:font-weight="bold" officeooo:rsid="0004702e" style:font-weight-asian="bold" style:font-weight-complex="bold"/>
    </style:style>
    <style:style style:name="T9" style:family="text">
      <style:text-properties fo:font-weight="bold" officeooo:rsid="0003dc1c" style:font-weight-asian="bold" style:font-weight-complex="bold"/>
    </style:style>
    <style:style style:name="T10" style:family="text">
      <style:text-properties fo:font-weight="bold" officeooo:rsid="00063b9c"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0003dc1c" style:font-style-asian="italic" style:font-style-complex="italic"/>
    </style:style>
    <style:style style:name="T13" style:family="text">
      <style:text-properties officeooo:rsid="00063b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Relazione del Capolavoro <text:span text:style-name="T1">di </text:span>Lembo Samuele</text:p>
      <text:p text:style-name="Standard"/>
      <text:p text:style-name="P4">Introduzione</text:p>
      <text:p text:style-name="Standard"/>
      <text:p text:style-name="P8">Il presente progetto è stato concepito con l'obiettivo di consolidare le competenze acquisite nel corso dell'anno scolastico riguardanti la programmazione di applicazioni web dinamiche. Realizzato nel tempo libero, fa largo uso delle tecnologie Node.js e Express. Il fulcro del progetto consiste nell'implementazione di un'applicazione principale che agisce come punto di accesso a diverse sottocartelle, ognuna contenente una propria applicazione Express. L'aspirazione era di far sì che queste applicazioni fossero tutte in ascolto contemporaneamente, permettendo alla principale di reindirizzare ad ognuna di esse. </text:p>
      <text:p text:style-name="Standard"/>
      <text:p text:style-name="P4">Struttura del Progetto</text:p>
      <text:p text:style-name="P4"/>
      <text:p text:style-name="Standard">Il progetto è organizzato in una serie di sottocartelle, ciascuna delle quali rappresenta un'applicazione separata. Le applicazioni presentano diverse funzionalità e fanno uso di tecnologie diverse. La struttura delle cartelle è <text:span text:style-name="T6">la seguente</text:span>: </text:p>
      <text:p text:style-name="Standard"/>
      <text:p text:style-name="P10">Capolavoro_Lembo_Samuele</text:p>
      <text:p text:style-name="P10">├── Flexbox</text:p>
      <text:p text:style-name="P10">│ <text:s text:c="2"/>├── public</text:p>
      <text:p text:style-name="P10">│ <text:s text:c="2"/>├── index.ejs</text:p>
      <text:p text:style-name="P10">│ <text:s text:c="2"/>└── server.js</text:p>
      <text:p text:style-name="P10">├── Pagina Web Dinamica</text:p>
      <text:p text:style-name="P10">│ <text:s text:c="2"/>├── public</text:p>
      <text:p text:style-name="P10">│ <text:s text:c="2"/>├── routes</text:p>
      <text:p text:style-name="P10">│ <text:s text:c="2"/>├── utils</text:p>
      <text:p text:style-name="P10">│ <text:s text:c="2"/>├── views</text:p>
      <text:p text:style-name="P10">│ <text:s text:c="2"/>├── dat.sql</text:p>
      <text:p text:style-name="P10">│ <text:s text:c="2"/>└── server.js</text:p>
      <text:p text:style-name="P10">├── public<text:tab/><text:tab/>// Cartella pub<text:span text:style-name="T6">l</text:span>ic dell'applicazione principale</text:p>
      <text:p text:style-name="P10">├── Rolexlandia</text:p>
      <text:p text:style-name="P10">│ <text:s text:c="2"/>└── Binaries</text:p>
      <text:p text:style-name="P10">│ <text:s text:c="6"/>├── public</text:p>
      <text:p text:style-name="P10">│ <text:s text:c="6"/>├── routes</text:p>
      <text:p text:style-name="P10">│ <text:s text:c="6"/>├── Sql</text:p>
      <text:p text:style-name="P10">│ <text:s text:c="6"/>├── utils</text:p>
      <text:p text:style-name="P10">│ <text:s text:c="6"/>├── views</text:p>
      <text:p text:style-name="P10">│ <text:s text:c="6"/>├── package.json</text:p>
      <text:p text:style-name="P10">│ <text:s text:c="6"/>├── package-lock.json</text:p>
      <text:p text:style-name="P10">│ <text:s text:c="6"/>└── ServerWeb.js</text:p>
      <text:p text:style-name="P10">├── Sami_News</text:p>
      <text:p text:style-name="P10">│ <text:s text:c="2"/>├── public</text:p>
      <text:p text:style-name="P10">│ <text:s text:c="2"/>├── Home.html</text:p>
      <text:p text:style-name="P10">│ <text:s text:c="2"/>├── package.json</text:p>
      <text:p text:style-name="P10">│ <text:s text:c="2"/>├── package-lock.json</text:p>
      <text:p text:style-name="P10">│ <text:s text:c="2"/>└── server.js</text:p>
      <text:p text:style-name="P10">├── views</text:p>
      <text:p text:style-name="P10">├── app.js</text:p>
      <text:p text:style-name="P10">└── package.json</text:p>
      <text:p text:style-name="P10"/>
      <text:p text:style-name="P10"><text:soft-page-break/></text:p>
      <text:p text:style-name="P6">Dizionario</text:p>
      <text:p text:style-name="P10"/>
      <text:p text:style-name="P7">Alcuni dei file o cartelle qui sopra possono non essere chiare a prima vista, ecco perché ho inserito nel capolavoro una sezione dizionario per chiarire meglio il funzionamento del progetto.</text:p>
      <text:p text:style-name="P9"/>
      <text:p text:style-name="P11">//Dir indica Directory, cioè cartella</text:p>
      <text:p text:style-name="P11">//DB indica DataBase, cioè banca dati</text:p>
      <text:p text:style-name="P9"/>
      <text:p text:style-name="P7"><text:span text:style-name="T7">Dir public:</text:span> La cartella “<text:span text:style-name="T7">public</text:span>” indica una cartella che di nomea, indica che al suo interno vanno inseriti i file statici. Cioè file che servono allo stile e disposizione della tecnologia, che in questo caso è un applicazione web. In questo caso al suo interno potranno essere presenti fogli di stile e immagini. PS. Sarebbero potuti essere presenti file multimediali come audio e video.</text:p>
      <text:p text:style-name="P9"/>
      <text:p text:style-name="P7"><text:span text:style-name="T7">Index: </text:span>per <text:span text:style-name="T7">index </text:span>si indica l’indice, quindi solitamente la pagina che reindirizza ad altre pagine o contenuti.</text:p>
      <text:p text:style-name="P7"/>
      <text:p text:style-name="P7"><text:span text:style-name="T7">Server:</text:span> molte applicazioni in questo progetto si chiamano “<text:span text:style-name="T7">server.js</text:span>” o in modo simile. Vengono denominate così non perché siano una tecnologia uguale al proprio nome, ma perché svolgano una funzione simile. Ovvero il server è solitamente un “<text:span text:style-name="T11">computer molto performante</text:span>” che rimane sempre acceso per rimanere in ascolto di altri dispositivi per poi fornire ad essi dati o servizi.</text:p>
      <text:p text:style-name="P7">Quindi le app vengono denominate server perché una volta avviate, rimangono in ascolto proprio come un server, per mettere in ascolto l’applicazione che fornisce la pagina.</text:p>
      <text:p text:style-name="P7"/>
      <text:p text:style-name="P7"><text:span text:style-name="T7">Dir routes:</text:span> le <text:span text:style-name="T7">routes</text:span> sono in italiano, i reindirizzamenti. Quindi semplicemente una cartella con all’interno delle applicazioni su cui una volta in cui vi si viene reindirizzati, vi si viene fornita una pagina che può essere diversa da quella iniziale e che può fornire diversi servizi.</text:p>
      <text:p text:style-name="P7"/>
      <text:p text:style-name="P7"><text:span text:style-name="T7">Dir utils:</text:span> La cartella <text:span text:style-name="T7">utils </text:span>è un altra cartella comunemente utilizzata per contenere funzionalità dell’applicazione. Solitamente io l’ho utilizzata per contenere la connessione al database.</text:p>
      <text:p text:style-name="P7"/>
      <text:p text:style-name="P7"><text:span text:style-name="T7">Dir views: </text:span>La cartella <text:span text:style-name="T7">views</text:span> sempre un altra cartella di nomea comune. Ed è utilizzata per contenere i file di tipo <text:span text:style-name="T7">ML</text:span>, ovvero “<text:span text:style-name="T11">Markup Language</text:span>”. In sostanza le pagine web, ovvero la struttura del sito vera e propria.</text:p>
      <text:p text:style-name="P7"/>
      <text:p text:style-name="P7"><text:span text:style-name="T7">Dir o file sql: </text:span>sono file o cartelle in cui ho inserito la struttura del<text:span text:style-name="T7"> DB</text:span> per la migliore comprensione dell’applicazione.</text:p>
      <text:p text:style-name="P9"/>
      <text:p text:style-name="P9"><text:span text:style-name="T9">package.json:</text:span> è il file<text:span text:style-name="T7"> </text:span><text:span text:style-name="T9">JSON</text:span> principale di configurazione di un progetto <text:span text:style-name="T7">Node.js</text:span>. Contiene metadati rilevanti sul progetto e le dipendenze necessarie per eseguirlo. <text:span text:style-name="T2">Per metadati s’intende contenuti come il nome del progetto, la versione, il percorso del </text:span><text:span text:style-name="T9">main,</text:span><text:span text:style-name="T2"> dipendenze, se ha </text:span><text:span text:style-name="T9">licenze </text:span><text:span text:style-name="T2">e altro.</text:span></text:p>
      <text:p text:style-name="P9"/>
      <text:p text:style-name="P13"><text:span text:style-name="T9">Package-lock.json:</text:span><text:span text:style-name="T2"> </text:span>è un file generato automaticamente quando le dipendenze vengono installate . Blocca le <text:span text:style-name="T7">versioni</text:span> esatte delle dipendenze installate nel progetto, garantendo che le stesse versioni vengano utilizzate su tutte le installazioni del progetto <text:span text:style-name="T2">in modo da non riscontrare</text:span><text:span text:style-name="T9"> conflitti </text:span><text:span text:style-name="T2">fra le </text:span><text:span text:style-name="T9">versioni</text:span><text:span text:style-name="T2"> delle dipendenze.</text:span></text:p>
      <text:p text:style-name="P13"/>
      <text:p text:style-name="P2"/>
      <text:p text:style-name="P2"/>
      <text:p text:style-name="P2"/>
      <text:p text:style-name="P2"><text:soft-page-break/></text:p>
      <text:p text:style-name="P3">Tecnologie Utilizzate</text:p>
      <text:p text:style-name="Standard"/>
      <text:p text:style-name="P14">1. <text:span text:style-name="T7">HTML</text:span> (HyperText Markup Language): <text:span text:style-name="T7">HTML</text:span> è il linguaggio di <text:span text:style-name="T7">markup</text:span> standard utilizzato per la creazione e la strutturazione delle pagine web. Viene utilizzato per definire la struttura e il contenuto di una pagina web, inclusi testo, immagini, collegamenti ipertestuali e altri elementi.</text:p>
      <text:p text:style-name="P14">2. <text:s/><text:span text:style-name="T7">CSS</text:span> (Cascading Style Sheets): <text:span text:style-name="T7">CSS</text:span> è un linguaggio utilizzato per definire lo stile e la presentazione di una pagina web creata in <text:span text:style-name="T7">HTML</text:span>. Consente di definire regole che specificano come devono essere visualizzati gli <text:span text:style-name="T7">elementi</text:span> <text:span text:style-name="T7">HTML</text:span>, come ad esempio il colore, la dimensione e la posizione.</text:p>
      <text:p text:style-name="P14">3. <text:span text:style-name="T7">EJS</text:span> (Embedded JavaScript): <text:span text:style-name="T7">EJS</text:span> è un linguaggio di <text:span text:style-name="T7">templating</text:span> che consente di generare dinamicamente il contenuto <text:span text:style-name="T7">HTML</text:span> utilizzando <text:span text:style-name="T7">JavaScript</text:span>. Viene spesso utilizzato nei <text:span text:style-name="T7">framework</text:span> web come <text:span text:style-name="T7">Express</text:span> per generare pagine web dinamiche, consentendo l'inserimento di logica <text:span text:style-name="T7">JavaScript</text:span> direttamente nel <text:span text:style-name="T7">markup</text:span> <text:span text:style-name="T7">HTML</text:span>.</text:p>
      <text:p text:style-name="P14">4. <text:span text:style-name="T7">Node.js</text:span>: <text:span text:style-name="T7">Node.js</text:span> è un ambiente di <text:span text:style-name="T7">runtime</text:span> <text:span text:style-name="T7">JavaScript</text:span> che consente di eseguire codice <text:span text:style-name="T7">JavaScript</text:span> lato server. <text:span text:style-name="T6">C</text:span>onsente di creare applicazioni web <text:span text:style-name="T7">server</text:span>-<text:span text:style-name="T7">side</text:span> utilizzando <text:span text:style-name="T7">JavaScript</text:span>.</text:p>
      <text:p text:style-name="P14">5. <text:span text:style-name="T7">Express</text:span>: <text:span text:style-name="T7">Express</text:span> è un <text:span text:style-name="T8">web</text:span><text:span text:style-name="T6">-</text:span><text:span text:style-name="T7">framework</text:span> per <text:span text:style-name="T7">Node.js</text:span> che semplifica lo sviluppo di applicazioni web. Fornisce una serie di funzionalità e strumenti per la gestione delle richieste <text:span text:style-name="T7">HTTP</text:span>, la definizione delle <text:span text:style-name="T7">ro</text:span><text:span text:style-name="T8">utes</text:span>, la gestione dei <text:span text:style-name="T7">middleware</text:span> e altro ancora, rendendo più veloce e semplice lo sviluppo di applicazioni web in <text:span text:style-name="T7">Node.js</text:span>.</text:p>
      <text:p text:style-name="P14">6. <text:span text:style-name="T7">Sessioni</text:span>: Le <text:span text:style-name="T7">sessioni</text:span> sono un meccanismo utilizzato per memorizzare dati specifici per un utente durante una sessione di navigazione su un sito web. Possono essere utilizzate per memorizzare informazioni come l'accesso dell'utente, le preferenze dell'utente e altro ancora, consentendo di mantenere lo stato dell'utente tra le varie richieste <text:span text:style-name="T7">HTTP</text:span>.</text:p>
      <text:p text:style-name="P14">7. <text:span text:style-name="T7">Child_process</text:span>: Il modulo <text:span text:style-name="T7">Child_process</text:span> di <text:span text:style-name="T7">Node.js</text:span> consente di eseguire processi esterni dal processo principale. Può essere utilizzato per avviare e gestire processi secondari, interagire con essi e ottenere i loro risultati.</text:p>
      <text:p text:style-name="P14">8. <text:span text:style-name="T7">MYSQL</text:span>: <text:span text:style-name="T7">MySQL</text:span> è un sistema di gestione di database relazionali open source ampiamente utilizzato per lo sviluppo di applicazioni web. Viene utilizzato per memorizzare e gestire i <text:span text:style-name="T7">dati</text:span> utilizzati dalle applicazioni web, consentendo di creare, leggere, aggiornare e eliminare dati in modo efficiente e sicuro.</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span text:style-name="T4">Componenti Utilizzati</text:span></text:p>
      <text:p text:style-name="Standard"/>
      <text:p text:style-name="Standard">1. <text:s/><text:span text:style-name="T9">Relazione Flexbox</text:span><text:span text:style-name="T7">:</text:span><text:span text:style-name="T2"> L’app Flexbox è uno dei miei primi progetti. </text:span><text:span text:style-name="T6">Questo</text:span><text:span text:style-name="T2"> era all’inizio una sequenza di pagine </text:span><text:span text:style-name="T9">HTML,</text:span><text:span text:style-name="T2"> poi ho dovuto implementare la tecnologia </text:span><text:span text:style-name="T9">EJS, Node.js ed Express </text:span><text:span text:style-name="T2">per poterla collegare al progetto in modo complessivo. A livello di tecnologie è molto basico presenta solo delle pagine collegate una all’altra attraverso i percorsi relativi. Esso presenta le funzionalità della proprietà “display: flex” e di quasi tutti i parametri che possono essere collegati ad essa. Ne spiega il funzionamento e cosa fa di preciso con degli esempi di regole applicate.</text:span></text:p>
      <text:p text:style-name="P12"/>
      <text:p text:style-name="P13">2. <text:span text:style-name="T7">Pagina Web Dinamica:</text:span> <text:span text:style-name="T2">Uno dei miei ultimi progetti, presenta una pagina, che appunto, dinamicamente crea dei piccoli contenitori, con all’interno una descrizione,una foto e il nome di calciatori che sono presenti in un </text:span><text:span text:style-name="T9">Database</text:span><text:span text:style-name="T7">.</text:span> <text:span text:style-name="T2">La peculiarità di questo sito, sempre come visto dalla presentazione, doveva possedere le funzionalità </text:span><text:span text:style-name="T9">CRUD</text:span><text:span text:style-name="T2">(Create, Read, Update, Delete). Purtroppo è una funzionalità a cui ci siamo avvicinati in classe verso la fine dell’anno scolastico, Quindi non sono riuscito in tempo ad implementare nessuna di queste funzioni. Ma il sito possiede comunque una peculiarità, ovvero una volta generata la “</text:span><text:span text:style-name="T12">figurina” del personaggio</text:span><text:span text:style-name="T2">, viene anche generata un pagina dinamica per ogni singolo giocatore con all’interno più informazioni sul calciatore in questione.</text:span></text:p>
      <text:p text:style-name="P13"/>
      <text:p text:style-name="P13">4. <text:span text:style-name="T7">Sami_News:</text:span> <text:s/><text:span text:style-name="T2">Questa pagina è molto semplice a livello funzionale. É una pagina che dovrebbe simulare una testata giornalistica. Ho voluto includerla in questo progetto perché possiede un effetto che ho cercato di ricreare per molto tempo ovvero l’effetto “</text:span><text:span text:style-name="T9">parallax</text:span><text:span text:style-name="T2">”. Questo effetto funziona dividendo un immagine in diversi </text:span><text:span text:style-name="T9">layer,</text:span><text:span text:style-name="T2"> ovvero strati. Una volta fatto ciò si deve fare in modo di calibrarli insieme allo scorrimento della pagina. In questo modo si ottiene un effetto che man mano che si scende o sale nella pagina gli strati dell’immagine scorrono insieme ad essa. E si possono ottenere quindi diversi tipi di animazione.</text:span></text:p>
      <text:p text:style-name="P12"><text:s/></text:p>
      <text:p text:style-name="Standard">3. <text:span text:style-name="T7">Rolexlandia: </text:span><text:span text:style-name="T2">Questo è indubbiamente il progetto in cui ho speso più tempo fra tutti, per diverse motivazioni. Il progetto è nato da un idea generale di simulare un sito che vendeva orologi. Quindi la prima versione del sito conteneva la possibilità di filtrare gli orologi per marca,materiale,tipo e stile. In più gli orologi, come nel secondo progetto, aveva la funzionalità di generare dinamicamente dei contenitori, per ogni orologio presente nel database. In questo contenitore veniva mostrata l’immagine, la descrizione e il prezzo di ogni orologio. Il sito era strutturato in tag semantici, ovvero i classici tag dei siti web, ovvero un </text:span><text:span text:style-name="T9">header</text:span><text:span text:style-name="T2"> che è la parte alta e il </text:span><text:span text:style-name="T9">nav</text:span><text:span text:style-name="T2"> che è la parte che sta nei lati della pagina. In un periodo successivo ho deciso di implementare le sessioni, attraverso il modulo “</text:span><text:span text:style-name="T9">express-session</text:span><text:span text:style-name="T2">”. Le sessioni permettono di salvare i dati di navigazione, per ogni singolo individuo, durante la navigazione nel sito. Quindi, deciso di implementare questa tecnologia nel sito, ho aggiunto 2 nuove funzionalità nel sito, la registrazione e l’accesso a attraverso 2 campi:</text:span></text:p>
      <text:p text:style-name="P12"><text:span text:style-name="T7">“Username” e “Password”</text:span>, credo si sappia già la teoria base di questi elementi. Una volta fatto l’accesso al sito, in alto nell’ header viene mostrato “Ciao …” e l’username dell’utente. Posso dire che questa è la versione finale dell’applicazione.<text:span text:style-name="T6">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p text:style-name="P17"><text:soft-page-break/><text:span text:style-name="T4">F</text:span><text:span text:style-name="T3">unzionamento P.1</text:span></text:p>
      <text:p text:style-name="Standard"/>
      <text:p text:style-name="P18">Prima di continuare con la visualizzazione della pagina, <text:span text:style-name="T13">prima di tutto installate </text:span><text:span text:style-name="T10">Node.js,</text:span> <text:span text:style-name="T13">poi </text:span>dovrete eseguire questi comandi nel vostro prompt dei comandi. Quindi premete il tasto Windows o andate in basso a destra nell’icona di Windows e nella barra di ricerca digitate “cmd”. Una volta fatto ciò digitate tutti i comandi elencati qui sotto:</text:p>
      <text:p text:style-name="P16"/>
      <text:p text:style-name="P20"><text:tab/><text:tab/><text:tab/><text:tab/><text:tab/><text:tab/><text:tab/><text:tab/><text:tab/><text:tab/><text:tab/><text:tab/><text:tab/><text:tab/></text:p>
      <text:p text:style-name="P20">npm i express<text:tab/><text:tab/><text:tab/><text:tab/><text:tab/><text:tab/><text:tab/><text:tab/><text:tab/><text:tab/><text:tab/><text:tab/><text:tab/></text:p>
      <text:p text:style-name="P20">npm i path<text:tab/><text:tab/><text:tab/><text:tab/><text:tab/><text:tab/><text:tab/><text:tab/><text:tab/><text:tab/><text:tab/><text:tab/><text:tab/></text:p>
      <text:p text:style-name="P20">npm i ejs<text:tab/><text:tab/><text:tab/><text:tab/><text:tab/><text:tab/><text:tab/><text:tab/><text:tab/><text:tab/><text:tab/><text:tab/><text:tab/></text:p>
      <text:p text:style-name="P20">npm i express-session<text:tab/><text:tab/><text:tab/><text:tab/><text:tab/><text:tab/><text:tab/><text:tab/><text:tab/><text:tab/><text:tab/><text:tab/></text:p>
      <text:p text:style-name="P20">npm i child_process<text:tab/><text:tab/><text:tab/><text:tab/><text:tab/><text:tab/><text:tab/><text:tab/><text:tab/><text:tab/><text:tab/><text:tab/></text:p>
      <text:p text:style-name="P20">npm i mysql<text:tab/><text:tab/><text:tab/><text:tab/><text:tab/><text:tab/><text:tab/><text:tab/><text:tab/><text:tab/><text:tab/><text:tab/><text:tab/></text:p>
      <text:p text:style-name="P20">npm i body-parser<text:tab/><text:tab/><text:tab/><text:tab/><text:tab/><text:tab/><text:tab/><text:tab/><text:tab/><text:tab/><text:tab/><text:tab/></text:p>
      <text:p text:style-name="P20"><text:tab/><text:tab/><text:tab/><text:tab/><text:tab/><text:tab/><text:tab/><text:tab/><text:tab/><text:tab/><text:tab/><text:tab/><text:tab/><text:tab/></text:p>
      <text:p text:style-name="Standard"/>
      <text:p text:style-name="P25">oppure questo semplice comando:</text:p>
      <text:p text:style-name="P25"/>
      <text:p text:style-name="P23"><text:tab/><text:tab/><text:tab/><text:tab/><text:tab/><text:tab/><text:tab/><text:tab/><text:tab/><text:tab/><text:tab/><text:tab/><text:tab/><text:tab/></text:p>
      <text:p text:style-name="P23">npm i<text:span text:style-name="T13">nstall</text:span><text:tab/><text:tab/><text:tab/><text:tab/><text:tab/><text:tab/><text:tab/><text:tab/><text:tab/><text:tab/><text:tab/><text:tab/><text:tab/></text:p>
      <text:p text:style-name="P23"><text:tab/><text:tab/><text:tab/><text:tab/><text:tab/><text:tab/><text:tab/><text:tab/><text:tab/><text:tab/><text:tab/><text:tab/><text:tab/><text:tab/></text:p>
      <text:p text:style-name="P25"/>
      <text:p text:style-name="P18">mi raccomando attendete fra un installazione e l’altra.</text:p>
      <text:p text:style-name="Standard"/>
      <text:p text:style-name="Standard"/>
      <text:p text:style-name="P17"><text:span text:style-name="T4">F</text:span><text:span text:style-name="T3">unzionamento P.2</text:span></text:p>
      <text:p text:style-name="P17"><text:span text:style-name="T3"/></text:p>
      <text:p text:style-name="P18">una volta installate tutte le librerie procedete prima ad aprire la cartella del progetto, già estratta dall’archivio compresso, per poi digitare sul percorso della cartella “cmd”, ed infine avviare l’applicazione, digitando questo comando:</text:p>
      <text:p text:style-name="P18"/>
      <text:p text:style-name="P19"><text:tab/><text:tab/><text:tab/><text:tab/><text:tab/><text:tab/><text:tab/><text:tab/><text:tab/><text:tab/><text:tab/><text:tab/><text:tab/><text:tab/></text:p>
      <text:p text:style-name="P19">node app.js<text:tab/><text:tab/><text:tab/><text:tab/><text:tab/><text:tab/><text:tab/><text:tab/><text:tab/><text:tab/><text:tab/><text:tab/><text:tab/></text:p>
      <text:p text:style-name="P19">server in ascolto sulla 8008<text:tab/><text:tab/><text:tab/><text:tab/><text:tab/><text:tab/><text:tab/><text:tab/><text:tab/><text:tab/><text:tab/></text:p>
      <text:p text:style-name="P19"><text:tab/><text:tab/><text:tab/><text:tab/><text:tab/><text:tab/><text:tab/><text:tab/><text:tab/><text:tab/><text:tab/><text:tab/><text:tab/><text:tab/></text:p>
      <text:p text:style-name="P18"/>
      <text:p text:style-name="P18">se fila tutto liscio dovrebbe rispondere con: “server in ascolto sulla 8008”</text:p>
      <text:p text:style-name="P18">se dovesse dare un errore come “MODULE_NOT_FOUND” significa che avete dimenticato qualche libreria o che avete sbagliato qualche passaggio. Per visualizzare finalmente la pagina, andate sul vostro browser e digitate “localhost:8008”. E come per magia dovrebbe spuntare l’indice del progetto.</text:p>
      <text:p text:style-name="P5">Spiegazione sul Funzionamento</text:p>
      <text:p text:style-name="P17"/>
      <text:p text:style-name="Standard"><text:span text:style-name="T8">app.js</text:span> è il file principale che avvia l'applicazione principale e utilizza `<text:span text:style-name="T7">child_process`</text:span> per avviare le applicazioni nelle sottocartelle. Include la configurazione del server <text:span text:style-name="T7">Express</text:span> e<text:span text:style-name="T7"> il </text:span><text:span text:style-name="T8">motore di </text:span><text:span text:style-name="T7">rendering </text:span><text:span text:style-name="T8">ejs</text:span>. <text:span text:style-name="T6">Una volta messe in ascolto le applicazioni, i link in fondo alla pagina reindirizzeranno l’utente a le pagine avviate nel proprio dispositivo(</text:span><text:span text:style-name="T8">localhost</text:span><text:span text:style-name="T6">), collegandosi però alle porta stabilita nel codice che sarà in ascolto fornendo la pagina. In ogni pagina, all’inizio o alla fine, è presente un altro link che riporterà </text:span><text:span text:style-name="T8">all’index</text:span><text:span text:style-name="T6"> principale. Per il resto godetevi il funzionamento della pagina.</text:span></text:p>
      <text:p text:style-name="Standard"><text:soft-page-break/><text:s text:c="3"/></text:p>
      <text:p text:style-name="Standard"/>
      <text:p text:style-name="Standard"/>
      <text:p text:style-name="Standard"/>
      <text:p text:style-name="Standard"/>
      <text:p text:style-name="Standard"/>
      <text:p text:style-name="Standard"/>
      <text:p text:style-name="P15"><text:span text:style-name="T5">Sfide durante la Realizzazione</text:span></text:p>
      <text:p text:style-name="Standard"/>
      <text:p text:style-name="Standard">Durante lo sviluppo del progetto, sono emerse diverse sfide, tra cui:</text:p>
      <text:p text:style-name="Standard"/>
      <text:p text:style-name="Standard"><text:span text:style-name="T7">Gestione dei Percorsi:</text:span> Assicurarsi che i percorsi siano corretti è stato critico per il funzionamento dell'applicazione. <text:span text:style-name="T6">Ho</text:span> utilizzato il modulo `<text:span text:style-name="T7">path</text:span>` di <text:span text:style-name="T7">Node.js</text:span> per gestire correttamente i percorsi relativi.</text:p>
      <text:p text:style-name="Standard"><text:span text:style-name="T7">Distribuzione su Vercel: </text:span>La configurazione di `<text:span text:style-name="T7">vercel</text:span>.<text:span text:style-name="T7">json</text:span>` è stata fondamentale per assicurarsi che <text:span text:style-name="T7">Vercel</text:span> riconoscesse e avviasse correttamente l'applicazione. <text:span text:style-name="T6">H</text:span>o definito correttamente le build e le <text:span text:style-name="T7">route</text:span> per ogni sotto-cartella. <text:span text:style-name="T6">Nonostante ciò non sono riuscito ad approfondire bene il funzionamento della piattaforma durante la durata dell’anno scolastico. </text:span></text:p>
      <text:p text:style-name="P18"><text:span text:style-name="T7">Introduzione a Rest</text:span>: Purtroppo non sono riuscito nemmeno ad approfondire tecnologie come <text:span text:style-name="T7">SOAP</text:span> o appunto <text:span text:style-name="T7">Rest</text:span> in tempo per la fine dell’anno scolastico. Ma non mi do per perso perché ho ancora molto tempo per imparare queste tecnologie </text:p>
      <text:p text:style-name="Standard"/>
      <text:p text:style-name="P5">Conclusione</text:p>
      <text:p text:style-name="Standard">Il progetto ha permesso di esplorare la gestione di applicazioni web complesse utilizzando <text:span text:style-name="T7">Node.js</text:span> e <text:span text:style-name="T7">Express</text:span>. La struttura modulare del progetto consente una facile estensione e manutenzione delle diverse componenti. Nonostante alcune difficoltà incontrate durante la configurazione e la distribuzione, il progetto ha raggiunto i suoi obiettivi principali.</text:p>
      <text:p text:style-name="Standard"/>
      <text:p text:style-name="P21">Riferimenti</text:p>
      <text:p text:style-name="P21"/>
      <text:p text:style-name="P16"><text:span text:style-name="T7">- Documenta</text:span><text:span text:style-name="T8">zione </text:span><text:span text:style-name="T7">Node.js:</text:span> <text:s/>(https://nodejs.org/en/docs/)</text:p>
      <text:p text:style-name="P16"><text:span text:style-name="T7">- Documenta</text:span><text:span text:style-name="T8">zione </text:span><text:span text:style-name="T7">Express:</text:span> <text:s/>(https://expressjs.com/)</text:p>
      <text:p text:style-name="P16"><text:span text:style-name="T7">- Documenta</text:span><text:span text:style-name="T8">zione </text:span><text:span text:style-name="T7">Vercel:</text:span> <text:s text:c="3"/>(https://vercel.com/docs)</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Black" svg:font-family="'Segoe UI Black'"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06T14:23:30.140000000</meta:creation-date>
    <dc:date>2024-06-08T14:40:43.859000000</dc:date>
    <meta:editing-duration>PT9H27S</meta:editing-duration>
    <meta:editing-cycles>5</meta:editing-cycles>
    <meta:generator>LibreOffice/7.5.3.2$Windows_X86_64 LibreOffice_project/9f56dff12ba03b9acd7730a5a481eea045e468f3</meta:generator>
    <meta:document-statistic meta:table-count="0" meta:image-count="0" meta:object-count="0" meta:page-count="6" meta:paragraph-count="105" meta:word-count="1974" meta:character-count="13471" meta:non-whitespace-character-count="11289"/>
  </office:meta>
</office:document-meta>
</file>